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b9f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b9f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b9f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b9f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b9f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b9f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b9f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b9f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b9f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b9f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b9f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b9f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b9f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b9f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b9f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b9f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b9f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riadne Lucía Valera Figuero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4/2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1693947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na Damelis Figueroa Gi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93947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3.9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6" meta:non-whitespace-character-count="998"/>
    <meta:template xlink:type="simple" xlink:actuate="onRequest" xlink:title="Normal" xlink:href=""/>
  </office:meta>
</office:document-meta>
</file>